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cm" svg:stroke-color="#3399f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Fine_20_Dashed" svg:stroke-width="0.1cm" svg:stroke-color="#ff3399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3cm" svg:stroke-color="#333333" draw:marker-start-width="0.245cm" draw:marker-end-width="0.245cm" draw:fill="solid" draw:fill-color="#3399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objectwithoutfill">
      <style:graphic-properties draw:stroke="solid" draw:stroke-dash="Dashed_20__28_var_29_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3cm" svg:stroke-color="#333333" draw:marker-start-width="0.245cm" draw:marker-end-width="0.245cm" draw:fill="solid" draw:fill-color="#ff3399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width="0.03cm" svg:stroke-color="#333333" draw:marker-start-width="0.245cm" draw:marker-end-width="0.245cm" draw:fill="solid" draw:fill-color="#808080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4cm"/>
    </style:style>
    <style:style style:name="gr10" style:family="graphic" style:parent-style-name="objectwithoutfill">
      <style:graphic-properties draw:stroke="solid" draw:stroke-dash="Dashed_20__28_var_29_" svg:stroke-width="0.1cm" svg:stroke-color="#ff3399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Dashed_20__28_var_29_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1cm"/>
    </style:style>
    <style:style style:name="gr13" style:family="graphic" style:parent-style-name="standard">
      <style:graphic-properties draw:stroke="none" svg:stroke-width="0.03cm" svg:stroke-color="#333333" draw:marker-start-width="0.245cm" draw:marker-end-width="0.245cm" draw:fill="solid" draw:fill-color="#808080" draw:textarea-horizontal-align="justify" draw:textarea-vertical-align="middle" draw:auto-grow-height="false" fo:padding-top="0.14cm" fo:padding-bottom="0.14cm" fo:padding-left="0.265cm" fo:padding-right="0.265cm" style:protect="position 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679cm"/>
    </style:style>
    <style:style style:name="gr15" style:family="graphic" style:parent-style-name="standard">
      <style:graphic-properties draw:stroke="solid" svg:stroke-width="0.03cm" svg:stroke-color="#333333" draw:marker-start-width="0.245cm" draw:marker-end-width="0.245cm" draw:fill="solid" draw:fill-color="#ff3399" draw:textarea-horizontal-align="justify" draw:textarea-vertical-align="middle" draw:auto-grow-height="false" fo:padding-top="0.14cm" fo:padding-bottom="0.14cm" fo:padding-left="0.265cm" fo:padding-right="0.265cm" style:protect="position 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152cm"/>
    </style:style>
    <style:style style:name="gr17" style:family="graphic" style:parent-style-name="standard">
      <style:graphic-properties draw:stroke="solid" svg:stroke-width="0.03cm" svg:stroke-color="#333333" draw:marker-start-width="0.245cm" draw:marker-end-width="0.245cm" draw:fill="solid" draw:fill-color="#3399ff" draw:textarea-horizontal-align="justify" draw:textarea-vertical-align="middle" draw:auto-grow-height="false" fo:padding-top="0.14cm" fo:padding-bottom="0.14cm" fo:padding-left="0.265cm" fo:padding-right="0.265cm" style:protect="position 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4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009cm"/>
    </style:style>
    <style:style style:name="gr21" style:family="graphic" style:parent-style-name="standard">
      <style:graphic-properties draw:stroke="none" draw:fill="solid" draw:fill-color="#333333" draw:textarea-horizontal-align="justify" draw:textarea-vertical-align="middle" draw:auto-grow-height="false" style:protect="position 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99ff"/>
      <style:paragraph-properties fo:text-align="center"/>
    </style:style>
    <style:style style:name="P3" style:family="paragraph">
      <loext:graphic-properties draw:fill="solid" draw:fill-color="#ff3399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solid" draw:fill-color="#333333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68cm" svg:y1="8.196cm" svg:x2="5.559cm" svg:y2="8.196cm">
          <text:p/>
        </draw:line>
        <draw:line draw:style-name="gr1" draw:text-style-name="P1" draw:layer="layout" svg:x1="1.832cm" svg:y1="5.064cm" svg:x2="6.641cm" svg:y2="5.105cm">
          <text:p/>
        </draw:line>
        <draw:line draw:style-name="gr2" draw:text-style-name="P1" draw:layer="layout" svg:x1="2.588cm" svg:y1="8.273cm" svg:x2="6.632cm" svg:y2="5.114cm">
          <text:p/>
        </draw:line>
        <draw:line draw:style-name="gr1" draw:text-style-name="P1" draw:layer="layout" svg:x1="1.532cm" svg:y1="5.114cm" svg:x2="2.588cm" svg:y2="8.35cm">
          <text:p/>
        </draw:line>
        <draw:line draw:style-name="gr2" draw:text-style-name="P1" draw:layer="layout" svg:x1="5.679cm" svg:y1="8.273cm" svg:x2="6.632cm" svg:y2="5.114cm">
          <text:p/>
        </draw:line>
        <draw:line draw:style-name="gr1" draw:text-style-name="P1" draw:layer="layout" svg:x1="4.056cm" svg:y1="2.632cm" svg:x2="6.632cm" svg:y2="5.114cm">
          <text:p/>
        </draw:line>
        <draw:line draw:style-name="gr1" draw:text-style-name="P1" draw:layer="layout" svg:x1="4.056cm" svg:y1="2.632cm" svg:x2="1.532cm" svg:y2="5.114cm">
          <text:p/>
        </draw:line>
        <draw:line draw:style-name="gr1" draw:text-style-name="P1" draw:layer="layout" svg:x1="5.679cm" svg:y1="8.273cm" svg:x2="1.532cm" svg:y2="5.014cm">
          <text:p/>
        </draw:line>
        <draw:line draw:style-name="gr1" draw:text-style-name="P1" draw:layer="layout" svg:x1="5.679cm" svg:y1="8.273cm" svg:x2="4.056cm" svg:y2="2.632cm">
          <text:p/>
        </draw:line>
        <draw:line draw:style-name="gr1" draw:text-style-name="P1" draw:layer="layout" svg:x1="2.588cm" svg:y1="8.273cm" svg:x2="4.056cm" svg:y2="2.632cm">
          <text:p/>
        </draw:line>
        <draw:custom-shape draw:style-name="gr3" draw:text-style-name="P2" draw:layer="layout" svg:width="1.314cm" svg:height="1.314cm" svg:x="1.927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0.846cm" svg:y="4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561cm" svg:y1="5.062cm" svg:x2="8.974cm" svg:y2="2.903cm">
          <text:p/>
        </draw:line>
        <draw:line draw:style-name="gr2" draw:text-style-name="P1" draw:layer="layout" svg:x1="5.969cm" svg:y1="10.965cm" svg:x2="5.609cm" svg:y2="8.126cm">
          <text:p/>
        </draw:line>
        <draw:line draw:style-name="gr2" draw:text-style-name="P1" draw:layer="layout" svg:x1="3.914cm" svg:y1="2.76cm" svg:x2="1.778cm" svg:y2="1.524cm">
          <text:p/>
        </draw:line>
        <draw:custom-shape draw:style-name="gr3" draw:text-style-name="P2" draw:layer="layout" svg:width="1.313cm" svg:height="1.314cm" svg:x="3.396cm" svg:y="2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4.864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5.926cm" svg:y="4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6cm" svg:y1="5.697cm" svg:x2="9.922cm" svg:y2="3.665cm">
          <text:p/>
        </draw:line>
        <draw:line draw:style-name="gr4" draw:text-style-name="P1" draw:layer="layout" svg:x1="11.192cm" svg:y1="5.824cm" svg:x2="9.16cm" svg:y2="5.697cm">
          <text:p/>
        </draw:line>
        <draw:line draw:style-name="gr4" draw:text-style-name="P1" draw:layer="layout" svg:x1="8.255cm" svg:y1="8.425cm" svg:x2="10.287cm" svg:y2="7.409cm">
          <text:p/>
        </draw:line>
        <draw:line draw:style-name="gr4" draw:text-style-name="P1" draw:layer="layout" svg:x1="9.906cm" svg:y1="9.695cm" svg:x2="8.255cm" svg:y2="8.425cm">
          <text:p/>
        </draw:line>
        <draw:line draw:style-name="gr4" draw:text-style-name="P1" draw:layer="layout" svg:x1="9.144cm" svg:y1="10.838cm" svg:x2="9.652cm" svg:y2="12.616cm">
          <text:p/>
        </draw:line>
        <draw:line draw:style-name="gr4" draw:text-style-name="P1" draw:layer="layout" svg:x1="3.894cm" svg:y1="12.436cm" svg:x2="5.926cm" svg:y2="10.912cm">
          <text:p/>
        </draw:line>
        <draw:line draw:style-name="gr4" draw:text-style-name="P1" draw:layer="layout" svg:x1="5.926cm" svg:y1="11.039cm" svg:x2="7.958cm" svg:y2="12.563cm">
          <text:p/>
        </draw:line>
        <draw:line draw:style-name="gr4" draw:text-style-name="P1" draw:layer="layout" svg:x1="0.592cm" svg:y1="9.38cm" svg:x2="1.354cm" svg:y2="11.666cm">
          <text:p/>
        </draw:line>
        <draw:line draw:style-name="gr4" draw:text-style-name="P1" draw:layer="layout" svg:x1="1.354cm" svg:y1="11.793cm" svg:x2="3.302cm" svg:y2="12.87cm">
          <text:p/>
        </draw:line>
        <draw:line draw:style-name="gr4" draw:text-style-name="P1" draw:layer="layout" svg:x1="7.069cm" svg:y1="0.998cm" svg:x2="4.572cm" svg:y2="0.297cm">
          <text:p/>
        </draw:line>
        <draw:line draw:style-name="gr4" draw:text-style-name="P1" draw:layer="layout" svg:x1="8.974cm" svg:y1="2.903cm" svg:x2="11.133cm" svg:y2="1.506cm">
          <text:p/>
        </draw:line>
        <draw:line draw:style-name="gr4" draw:text-style-name="P1" draw:layer="layout" svg:x1="8.974cm" svg:y1="2.903cm" svg:x2="7.196cm" svg:y2="0.871cm">
          <text:p/>
        </draw:line>
        <draw:custom-shape draw:style-name="gr5" draw:text-style-name="P3" draw:layer="layout" svg:width="1.314cm" svg:height="1.314cm" svg:x="1.184cm" svg:y="0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4cm" svg:height="1.314cm" svg:x="8.339cm" svg:y="2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4cm" svg:height="1.314cm" svg:x="5.291cm" svg:y="10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3cm" svg:height="1.314cm" svg:x="6.518cm" svg:y="0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3cm" svg:height="1.314cm" svg:x="8.482cm" svg:y="5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3cm" svg:height="1.314cm" svg:x="7.585cm" svg:y="7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3cm" svg:height="1.314cm" svg:x="8.569cm" svg:y="10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3cm" svg:height="1.314cm" svg:x="0.676cm" svg:y="11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5" draw:layer="layout" svg:width="9.398cm" svg:height="3.048cm" svg:x="11.811cm" svg:y="16.0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1" draw:text-style-name="P1" draw:layer="layout" svg:x1="12.233cm" svg:y1="16.529cm" svg:x2="13.402cm" svg:y2="16.529cm">
                <text:p/>
              </draw:line>
              <draw:frame draw:style-name="gr8" draw:text-style-name="P6" draw:layer="layout" svg:width="5.362cm" svg:height="0.962cm" svg:x="13.774cm" svg:y="16.048cm">
                <draw:text-box>
                  <text:p>Arêtes du groupe</text:p>
                </draw:text-box>
              </draw:frame>
            </draw:g>
            <draw:g>
              <draw:frame draw:style-name="gr9" draw:text-style-name="P6" draw:layer="layout" svg:width="5.574cm" svg:height="0.962cm" svg:x="13.783cm" svg:y="17.005cm">
                <draw:text-box>
                  <text:p>Arêtes adjacentes</text:p>
                </draw:text-box>
              </draw:frame>
              <draw:line draw:style-name="gr10" draw:text-style-name="P1" draw:layer="layout" svg:x1="12.233cm" svg:y1="17.486cm" svg:x2="13.503cm" svg:y2="17.486cm">
                <text:p/>
              </draw:line>
            </draw:g>
            <draw:g>
              <draw:line draw:style-name="gr11" draw:text-style-name="P1" draw:layer="layout" svg:x1="13.406cm" svg:y1="18.442cm" svg:x2="12.233cm" svg:y2="18.442cm">
                <text:p/>
              </draw:line>
              <draw:frame draw:style-name="gr12" draw:text-style-name="P6" draw:layer="layout" svg:width="7.301cm" svg:height="0.962cm" svg:x="13.781cm" svg:y="17.961cm">
                <draw:text-box>
                  <text:p>Autres arêtes du graphe</text:p>
                </draw:text-box>
              </draw:frame>
            </draw:g>
          </draw:g>
        </draw:g>
        <draw:line draw:style-name="gr4" draw:text-style-name="P1" draw:layer="layout" svg:x1="26.627cm" svg:y1="11.039cm" svg:x2="28.532cm" svg:y2="12.69cm">
          <text:p/>
        </draw:line>
        <draw:line draw:style-name="gr1" draw:text-style-name="P1" draw:layer="layout" svg:x1="23.169cm" svg:y1="8.196cm" svg:x2="26.26cm" svg:y2="8.196cm">
          <text:p/>
        </draw:line>
        <draw:line draw:style-name="gr1" draw:text-style-name="P1" draw:layer="layout" svg:x1="22.533cm" svg:y1="5.064cm" svg:x2="27.342cm" svg:y2="5.105cm">
          <text:p/>
        </draw:line>
        <draw:line draw:style-name="gr1" draw:text-style-name="P1" draw:layer="layout" svg:x1="22.233cm" svg:y1="5.114cm" svg:x2="23.289cm" svg:y2="8.35cm">
          <text:p/>
        </draw:line>
        <draw:line draw:style-name="gr1" draw:text-style-name="P1" draw:layer="layout" svg:x1="24.757cm" svg:y1="2.632cm" svg:x2="27.333cm" svg:y2="5.114cm">
          <text:p/>
        </draw:line>
        <draw:line draw:style-name="gr1" draw:text-style-name="P1" draw:layer="layout" svg:x1="24.757cm" svg:y1="2.632cm" svg:x2="22.233cm" svg:y2="5.114cm">
          <text:p/>
        </draw:line>
        <draw:line draw:style-name="gr1" draw:text-style-name="P1" draw:layer="layout" svg:x1="26.38cm" svg:y1="8.273cm" svg:x2="22.233cm" svg:y2="5.014cm">
          <text:p/>
        </draw:line>
        <draw:line draw:style-name="gr1" draw:text-style-name="P1" draw:layer="layout" svg:x1="26.38cm" svg:y1="8.273cm" svg:x2="24.757cm" svg:y2="2.632cm">
          <text:p/>
        </draw:line>
        <draw:line draw:style-name="gr1" draw:text-style-name="P1" draw:layer="layout" svg:x1="23.289cm" svg:y1="8.273cm" svg:x2="24.757cm" svg:y2="2.632cm">
          <text:p/>
        </draw:line>
        <draw:line draw:style-name="gr2" draw:text-style-name="P1" draw:layer="layout" svg:x1="27.262cm" svg:y1="5.062cm" svg:x2="29.675cm" svg:y2="2.903cm">
          <text:p/>
        </draw:line>
        <draw:line draw:style-name="gr2" draw:text-style-name="P1" draw:layer="layout" svg:x1="24.615cm" svg:y1="2.76cm" svg:x2="27.813cm" svg:y2="0.998cm">
          <text:p/>
        </draw:line>
        <draw:custom-shape draw:style-name="gr3" draw:text-style-name="P2" draw:layer="layout" svg:width="1.313cm" svg:height="1.314cm" svg:x="24.097cm" svg:y="2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9.972cm" svg:y1="5.758cm" svg:x2="27.305cm" svg:y2="5.062cm">
          <text:p/>
        </draw:line>
        <draw:line draw:style-name="gr2" draw:text-style-name="P1" draw:layer="layout" svg:x1="28.956cm" svg:y1="8.298cm" svg:x2="27.305cm" svg:y2="5.062cm">
          <text:p/>
        </draw:line>
        <draw:line draw:style-name="gr2" draw:text-style-name="P1" draw:layer="layout" svg:x1="26.162cm" svg:y1="8.11cm" svg:x2="28.956cm" svg:y2="8.298cm">
          <text:p/>
        </draw:line>
        <draw:line draw:style-name="gr2" draw:text-style-name="P1" draw:layer="layout" svg:x1="29.845cm" svg:y1="10.856cm" svg:x2="26.289cm" svg:y2="8.128cm">
          <text:p/>
        </draw:line>
        <draw:line draw:style-name="gr4" draw:text-style-name="P1" draw:layer="layout" svg:x1="24.595cm" svg:y1="12.436cm" svg:x2="26.67cm" svg:y2="11.092cm">
          <text:p/>
        </draw:line>
        <draw:line draw:style-name="gr2" draw:text-style-name="P1" draw:layer="layout" svg:x1="23.368cm" svg:y1="8.237cm" svg:x2="22.055cm" svg:y2="11.666cm">
          <text:p/>
        </draw:line>
        <draw:line draw:style-name="gr4" draw:text-style-name="P1" draw:layer="layout" svg:x1="21.928cm" svg:y1="11.666cm" svg:x2="26.67cm" svg:y2="10.965cm">
          <text:p/>
        </draw:line>
        <draw:line draw:style-name="gr4" draw:text-style-name="P1" draw:layer="layout" svg:x1="27.77cm" svg:y1="0.998cm" svg:x2="22.479cm" svg:y2="1.524cm">
          <text:p/>
        </draw:line>
        <draw:line draw:style-name="gr4" draw:text-style-name="P1" draw:layer="layout" svg:x1="29.675cm" svg:y1="2.903cm" svg:x2="29.845cm" svg:y2="5.631cm">
          <text:p/>
        </draw:line>
        <draw:line draw:style-name="gr4" draw:text-style-name="P1" draw:layer="layout" svg:x1="29.675cm" svg:y1="2.903cm" svg:x2="29.972cm" svg:y2="0.49cm">
          <text:p/>
        </draw:line>
        <draw:custom-shape draw:style-name="gr5" draw:text-style-name="P3" draw:layer="layout" svg:width="1.314cm" svg:height="1.314cm" svg:x="29.04cm" svg:y="2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4cm" svg:height="1.314cm" svg:x="25.992cm" svg:y="10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313cm" svg:height="1.314cm" svg:x="21.842cm" svg:y="0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29.183cm" svg:y="5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28.286cm" svg:y="7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29.17cm" svg:y="10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3cm" svg:height="1.314cm" svg:x="21.377cm" svg:y="11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26.627cm" svg:y="4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25.56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4cm" svg:height="1.314cm" svg:x="22.628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14cm" svg:height="1.314cm" svg:x="27.135cm" svg:y="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13cm" svg:height="1.314cm" svg:x="21.547cm" svg:y="4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5" draw:layer="layout" svg:width="8.89cm" svg:height="4.572cm" svg:x="12.24cm" svg:y="-4.6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13" draw:text-style-name="P4" draw:layer="layout" svg:width="1.313cm" svg:height="1.314cm" svg:x="12.539cm" svg:y="-1.56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4" draw:text-style-name="P6" draw:layer="layout" svg:width="6.945cm" svg:height="0.962cm" svg:x="14.264cm" svg:y="-1.392cm">
                <draw:text-box>
                  <text:p>Nœuds dans le graphe</text:p>
                </draw:text-box>
              </draw:frame>
            </draw:g>
            <draw:g>
              <draw:custom-shape draw:style-name="gr15" draw:text-style-name="P3" draw:layer="layout" svg:width="1.314cm" svg:height="1.314cm" svg:x="12.539cm" svg:y="-2.9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6" draw:text-style-name="P6" draw:layer="layout" svg:width="5.468cm" svg:height="0.962cm" svg:x="14.265cm" svg:y="-2.822cm">
                <draw:text-box>
                  <text:p>Nœuds adjacents</text:p>
                </draw:text-box>
              </draw:frame>
            </draw:g>
            <draw:g>
              <draw:custom-shape draw:style-name="gr17" draw:text-style-name="P2" draw:layer="layout" svg:width="1.313cm" svg:height="1.314cm" svg:x="12.539cm" svg:y="-4.44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8" draw:text-style-name="P6" draw:layer="layout" svg:width="5.011cm" svg:height="0.962cm" svg:x="14.264cm" svg:y="-4.269cm">
                <draw:text-box>
                  <text:p>Nœuds internes</text:p>
                </draw:text-box>
              </draw:frame>
            </draw:g>
          </draw:g>
        </draw:g>
        <draw:custom-shape draw:style-name="gr5" draw:text-style-name="P3" draw:layer="layout" svg:width="0.805cm" svg:height="0.805cm" svg:x="4.687cm" svg:y="13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.919cm" svg:height="1.352cm" svg:x="1.829cm" svg:y="13.491cm">
          <draw:text-box>
            <text:p><text:span text:style-name="T1">card(</text:span></text:p>
          </draw:text-box>
        </draw:frame>
        <draw:frame draw:style-name="gr20" draw:text-style-name="P7" draw:layer="layout" svg:width="2.509cm" svg:height="1.352cm" svg:x="5.477cm" svg:y="13.491cm">
          <draw:text-box>
            <text:p><text:span text:style-name="T1">) = 3</text:span></text:p>
          </draw:text-box>
        </draw:frame>
        <draw:custom-shape draw:style-name="gr21" draw:text-style-name="P8" draw:layer="layout" svg:width="3.27cm" svg:height="1.323cm" svg:x="14.578cm" svg:y="7.64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3" draw:layer="layout" svg:width="0.805cm" svg:height="0.805cm" svg:x="25.785cm" svg:y="13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7" draw:layer="layout" svg:width="2.919cm" svg:height="1.352cm" svg:x="22.927cm" svg:y="13.481cm">
            <draw:text-box>
              <text:p><text:span text:style-name="T1">card(</text:span></text:p>
            </draw:text-box>
          </draw:frame>
          <draw:frame draw:style-name="gr20" draw:text-style-name="P7" draw:layer="layout" svg:width="2.509cm" svg:height="1.352cm" svg:x="26.575cm" svg:y="13.481cm">
            <draw:text-box>
              <text:p><text:span text:style-name="T1">) = 6</text:span></text:p>
            </draw:text-box>
          </draw:frame>
        </draw:g>
        <draw:frame draw:style-name="gr22" draw:text-style-name="P10" draw:layer="layout" svg:width="6.132cm" svg:height="1.673cm" svg:x="13.147cm" svg:y="8.754cm">
          <draw:text-box>
            <text:p text:style-name="P9">Reroutage des liens</text:p>
            <text:p text:style-name="P9"><text:span text:style-name="T2">adjacents</text:span></text:p>
          </draw:text-box>
        </draw:frame>
        <draw:frame draw:style-name="gr23" draw:text-style-name="P6" draw:layer="layout" svg:width="0.502cm" svg:height="1.187cm" svg:x="4.064cm" svg:y="-1.2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582cm" fo:page-height="15.4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3T15:30:07.922626239</meta:creation-date>
    <dc:date>2016-06-22T09:53:03.125705716</dc:date>
    <meta:editing-duration>PT3H55M</meta:editing-duration>
    <meta:editing-cycles>18</meta:editing-cycles>
    <meta:generator>LibreOffice/5.1.3.2$Linux_X86_64 LibreOffice_project/10m0$Build-2</meta:generator>
    <meta:document-statistic meta:object-count="106"/>
  </office:meta>
</office:document-meta>
</file>